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cm" fo:margin-bottom="0.199cm" style:contextual-spacing="false" fo:text-align="center" style:justify-single-word="false"/>
      <style:text-properties fo:color="#000000" loext:opacity="100%" style:font-name="Times" fo:font-size="10pt" fo:letter-spacing="0.01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ynthèse de l'affaire : {d.affaire.nom}</text:p>
      <text:p text:style-name="P1"/>
      <text:p text:style-name="P1">## Informations générales</text:p>
      <text:p text:style-name="P1">- **Description** : {d.affaire.description}</text:p>
      <text:p text:style-name="P1">- **Lieu** : {d.affaire.lieu}</text:p>
      <text:p text:style-name="P1">- **Date des faits** : {d.affaire.dateFaits}</text:p>
      <text:p text:style-name="P1">- **Date de création** : {d.affaire.dateCreation}</text:p>
      <text:p text:style-name="P1">- **Rédacteur** : {d.affaire.redacteur}</text:p>
      <text:p text:style-name="P1">- **Statut d'archivage** : {d.affaire.archive}</text:p>
      <text:p text:style-name="P1">- **Notes** : {d.affaire.notes}</text:p>
      <text:p text:style-name="P1"/>
      <text:p text:style-name="P1">## Statistiques générales</text:p>
      <text:p text:style-name="P1">- **Nombre de militaires** : {d.stats.nbMilitaires} ({d.stats.nbMilitairesDecedes} décédés, {d.stats.nbMilitairesBlesses} blessés)</text:p>
      <text:p text:style-name="P1">- **Nombre de bénéficiaires** : {d.stats.nbBeneficiaires}</text:p>
      <text:p text:style-name="P1">- **Montant total des conventions** : {d.stats.montantTotalConventions}</text:p>
      <text:p text:style-name="P1">- **Montant total des paiements** : {d.stats.montantTotalPaiements}</text:p>
      <text:p text:style-name="P1"/>
      <text:p text:style-name="P1">## Détail par militaire</text:p>
      <text:p text:style-name="P1"/>
      <text:p text:style-name="P1">### Militaire : {d.militaires[i].grade} {d.militaires[i].prenom} {d.militaires[i].nom}</text:p>
      <text:p text:style-name="P1">- **Unité** : {d.militaires[i].unite}</text:p>
      <text:p text:style-name="P1">- **Région** : {d.militaires[i].region}</text:p>
      <text:p text:style-name="P1">- **Département** : {d.militaires[i].departement}</text:p>
      <text:p text:style-name="P1">- **Circonstances** : {d.militaires[i].circonstance}</text:p>
      <text:p text:style-name="P1">- **Nature des blessures** : {d.militaires[i].natureDesBlessures}</text:p>
      <text:p text:style-name="P1">- **ITT** : {d.militaires[i].itt}</text:p>
      <text:p text:style-name="P1">- **Statut** : {d.militaires[i].decede}</text:p>
      <text:p text:style-name="P1">- **Nombre de bénéficiaires** : {d.militaires[i].nbBeneficiaires}</text:p>
      <text:p text:style-name="P1">- **Total des conventions** : {d.militaires[i].totalConventions}</text:p>
      <text:p text:style-name="P1">- **Total des paiements** : {d.militaires[i].totalPaiements}</text:p>
      <text:p text:style-name="P1"/>
      <text:p text:style-name="P1">#### Bénéficiaires associés</text:p>
      <text:p text:style-name="P1"/>
      <text:p text:style-name="P1">##### Bénéficiaire : {d.militaires[i].beneficiaires[i].prenom} {d.militaires[i].beneficiaires[i].nom}</text:p>
      <text:p text:style-name="P1">- **Qualité** : {d.militaires[i].beneficiaires[i].qualite}</text:p>
      <text:p text:style-name="P1">- **Numéro de décision** : {d.militaires[i].beneficiaires[i].numeroDecision}</text:p>
      <text:p text:style-name="P1">- **Date de décision** : {d.militaires[i].beneficiaires[i].dateDecision}</text:p>
      <text:p text:style-name="P1">- **Montant total des conventions** : {d.militaires[i].beneficiaires[i].montantTotalConventions}</text:p>
      <text:p text:style-name="P1">- **Montant total des paiements** : {d.militaires[i].beneficiaires[i].montantTotalPaiements}</text:p>
      <text:p text:style-name="P1"/>
      <text:p text:style-name="P1">###### Avocats</text:p>
      <text:p text:style-name="P1"><text:soft-page-break/>- {d.militaires[i].beneficiaires[i].avocats[i].nomComplet} ({d.militaires[i].beneficiaires[i].avocats[i].email}) - Spécialisation RPC : {d.militaires[i].beneficiaires[i].avocats[i].specialisationRPC}</text:p>
      <text:p text:style-name="P1">- {d.militaires[i].beneficiaires[i].avocats[i+1].nomComplet}</text:p>
      <text:p text:style-name="P1"/>
      <text:p text:style-name="P1">###### Conventions</text:p>
      <text:p text:style-name="P1">- Montant : {d.militaires[i].beneficiaires[i].conventions[i].montant} - Pourcentage résultats : {d.militaires[i].beneficiaires[i].conventions[i].pourcentageResultats}</text:p>
      <text:p text:style-name="P1"><text:s text:c="2"/>- Date d'envoi à l'avocat : {d.militaires[i].beneficiaires[i].conventions[i].dateEnvoiAvocat}</text:p>
      <text:p text:style-name="P1"><text:s text:c="2"/>- Date d'envoi au bénéficiaire : {d.militaires[i].beneficiaires[i].conventions[i].dateEnvoiBeneficiaire}</text:p>
      <text:p text:style-name="P1"><text:s text:c="2"/>- Date de validation FMG : {d.militaires[i].beneficiaires[i].conventions[i].dateValidationFMG}</text:p>
      <text:p text:style-name="P1"><text:s text:c="2"/>- Avocat : {d.militaires[i].beneficiaires[i].conventions[i].avocat}</text:p>
      <text:p text:style-name="P1">- {d.militaires[i].beneficiaires[i].conventions[i+1].montant}</text:p>
      <text:p text:style-name="P1"/>
      <text:p text:style-name="P1">###### Paiements</text:p>
      <text:p text:style-name="P1">- Type : {d.militaires[i].beneficiaires[i].paiements[i].type} - Montant : {d.militaires[i].beneficiaires[i].paiements[i].montant} - Date : {d.militaires[i].beneficiaires[i].paiements[i].date}</text:p>
      <text:p text:style-name="P1"><text:s text:c="2"/>- Destinataire : {d.militaires[i].beneficiaires[i].paiements[i].qualiteDestinataire} {d.militaires[i].beneficiaires[i].paiements[i].identiteDestinataire}</text:p>
      <text:p text:style-name="P1"><text:s text:c="2"/>- Référence : {d.militaires[i].beneficiaires[i].paiements[i].referencePiece}</text:p>
      <text:p text:style-name="P1">- {d.militaires[i].beneficiaires[i].paiements[i+1].type}</text:p>
      <text:p text:style-name="P1"/>
      <text:p text:style-name="P1">##### {d.militaires[i].beneficiaires[i+1].prenom}</text:p>
      <text:p text:style-name="P1"/>
      <text:p text:style-name="P1">### {d.militaires[i+1].grade}</text:p>
      <text:p text:style-name="P1"/>
      <text:p text:style-name="P1">Document généré le {d.dateDocum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imes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Times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14T19:34:55.577449000</dc:date>
    <meta:editing-duration>PT10M30S</meta:editing-duration>
    <meta:editing-cycles>4</meta:editing-cycles>
    <meta:document-statistic meta:table-count="0" meta:image-count="0" meta:object-count="0" meta:page-count="2" meta:paragraph-count="51" meta:word-count="254" meta:character-count="3324" meta:non-whitespace-character-count="3109"/>
  </office:meta>
</office:document-meta>
</file>